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Goldendict</text:span></text:p>
      <text:p text:style-name="P1"><text:span text:style-name="Source_20_Text">google-chrome-stable</text:span></text:p>
      <text:p text:style-name="Standard">export XDG_SESSION_TYPE=x11</text:p>
      <text:p text:style-name="Standard">echo $XDG_SESSION_TYP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wiss"/>
    <style:font-face style:name="Noto Sans CJK SC1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CJK S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1" style:font-family-asian="'Noto Sans CJK SC'" style:font-family-generic-asian="system" style:font-pitch-asian="variable" style:font-size-asian="14pt" style:font-name-complex="Noto Sans CJK SC1" style:font-family-complex="'Noto Sans CJK S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SC" style:font-family-complex="'Noto Sans CJK SC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CJK SC" style:font-family-complex="'Noto Sans CJK S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SC" style:font-family-complex="'Noto Sans CJK SC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2T19:59:25.459456603</meta:creation-date>
    <dc:date>2025-04-22T23:16:27.179413547</dc:date>
    <meta:editing-duration>PT40M38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4" meta:word-count="6" meta:character-count="79" meta:non-whitespace-character-count="77"/>
  </office:meta>
</office:document-meta>
</file>